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3b24" officeooo:paragraph-rsid="00073b24"/>
    </style:style>
    <style:style style:name="P2" style:family="paragraph" style:parent-style-name="Standard">
      <style:text-properties officeooo:paragraph-rsid="00073b24"/>
    </style:style>
    <style:style style:name="P3" style:family="paragraph" style:parent-style-name="Standard">
      <style:text-properties fo:color="#3465a4" officeooo:rsid="00073b24" officeooo:paragraph-rsid="00073b24"/>
    </style:style>
    <style:style style:name="T1" style:family="text">
      <style:text-properties officeooo:rsid="00073b24"/>
    </style:style>
    <style:style style:name="T2" style:family="text">
      <style:text-properties fo:color="#3465a4" officeooo:rsid="00073b24"/>
    </style:style>
    <style:style style:name="T3" style:family="text">
      <style:text-properties fo:color="#3465a4" fo:font-style="normal" style:text-underline-style="none" officeooo:rsid="00073b24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 officeooo:rsid="00073b24"/>
    </style:style>
    <style:style style:name="T5" style:family="text">
      <style:text-properties style:text-underline-style="none" officeooo:rsid="00073b24"/>
    </style:style>
    <style:style style:name="T6" style:family="text">
      <style:text-properties fo:font-style="italic" style:text-underline-style="none" officeooo:rsid="00073b24" style:font-style-asian="italic" style:font-style-complex="italic"/>
    </style:style>
    <style:style style:name="T7" style:family="text">
      <style:text-properties fo:font-style="normal" style:text-underline-style="none" officeooo:rsid="00073b24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officeooo:rsid="00073b24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 = 100ms = 0,1 s</text:p>
      <text:p text:style-name="P1"/>
      <text:p text:style-name="P1">0,1/1s = P / MCF/DIV → P/1s</text:p>
      <text:p text:style-name="P1"/>
      <text:p text:style-name="P1"/>
      <text:p text:style-name="P2"><text:span text:style-name="T1">P = 0,1 </text:span><text:span text:style-name="T2">(the wanted frequency)</text:span><text:span text:style-name="T1"> x 40 000 000 </text:span><text:span text:style-name="T2">(frequency of main clock → 40MHz) </text:span><text:span text:style-name="T1">x DIV </text:span><text:span text:style-name="T3">(that can change from 2, 4, 8, 16, 32, 64, 1024)</text:span></text:p>
      <text:p text:style-name="P3"/>
      <text:p text:style-name="P2"><text:span text:style-name="T1">we search DIV such as P &lt; 65 535</text:span></text:p>
      <text:p text:style-name="P1"/>
      <text:p text:style-name="P1">P = 0,1 x 40 000 000 / 2 <text:s text:c="3"/>for DIV = 2</text:p>
      <text:p text:style-name="P1"><text:s text:c="3"/>= 2 400 000</text:p>
      <text:p text:style-name="P1"/>
      <text:p text:style-name="P1">P = 0,1 x 40 000 000 / 4 <text:s text:c="3"/>for DIV = 4</text:p>
      <text:p text:style-name="P2"><text:span text:style-name="T1"><text:s text:c="3"/>= 1 200 000</text:span></text:p>
      <text:p text:style-name="P1"/>
      <text:p text:style-name="P1">P = 0,1 x 40 000 000 / 8 <text:s text:c="2"/>for DIV = 2</text:p>
      <text:p text:style-name="P2"><text:span text:style-name="T1"><text:s text:c="3"/>= 600 000</text:span></text:p>
      <text:p text:style-name="P2"/>
      <text:p text:style-name="P1">P = 0,1 x 40 000 000 / 32 <text:s text:c="3"/>for DIV = 32</text:p>
      <text:p text:style-name="P2"><text:span text:style-name="T1"><text:s text:c="3"/>= 300 000</text:span></text:p>
      <text:p text:style-name="P2"/>
      <text:p text:style-name="P1">P = 0,1 x 40 000 000 / 64 <text:s text:c="2"/>for DIV = 64</text:p>
      <text:p text:style-name="P2"><text:span text:style-name="T1"><text:s text:c="3"/>= 150 000</text:span></text:p>
      <text:p text:style-name="P2"/>
      <text:p text:style-name="P2"><text:span text:style-name="T1">P = 0,1 x 40 000 000 / 1024 <text:s text:c="2"/>for DIV = 1024</text:span></text:p>
      <text:p text:style-name="P2"><text:span text:style-name="T1"><text:s text:c="3"/>= 4687 &lt; 65 535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6T17:15:52.478538630</meta:creation-date>
    <dc:date>2020-02-06T17:34:56.895227783</dc:date>
    <meta:editing-duration>PT8M11S</meta:editing-duration>
    <meta:editing-cycles>2</meta:editing-cycles>
    <meta:generator>LibreOffice/6.3.3.2.0$Linux_X86_64 LibreOffice_project/30$Build-2</meta:generator>
    <meta:document-statistic meta:table-count="0" meta:image-count="0" meta:object-count="0" meta:page-count="1" meta:paragraph-count="16" meta:word-count="151" meta:character-count="531" meta:non-whitespace-character-count="363"/>
  </office:meta>
</office:document-meta>
</file>